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a0b" officeooo:paragraph-rsid="0007ba0b"/>
    </style:style>
    <style:style style:name="T1" style:family="text">
      <style:text-properties officeooo:rsid="00083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MyTrainings APP Development:<text:tab/>1/6/2020</text:p>
      <text:p text:style-name="P1"/>
      <text:p text:style-name="P1">To Do: </text:p>
      <text:p text:style-name="P1"/>
      <text:p text:style-name="P1">-- Multiple OTP send attempt</text:p>
      <text:p text:style-name="P1"/>
      <text:p text:style-name="P1">-- Register/Sign Up screen</text:p>
      <text:p text:style-name="P1"/>
      <text:p text:style-name="P1">-- <text:span text:style-name="T1">Book Programs from ap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5T15:34:25.751000000</meta:creation-date>
    <dc:date>2020-06-05T15:44:24.015000000</dc:date>
    <meta:editing-duration>PT3M4S</meta:editing-duration>
    <meta:editing-cycles>2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5" meta:word-count="20" meta:character-count="127" meta:non-whitespace-character-count="111"/>
  </office:meta>
</office:document-meta>
</file>